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fo:font-weight="bold" fo:background-color="#33cc66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ff0000" fo:font-weight="bold" style:font-weight-asian="bold" style:font-weight-complex="bold"/>
    </style:style>
    <style:style style:name="P4" style:family="paragraph" style:parent-style-name="Standard">
      <style:text-properties fo:color="#ff0000" fo:font-weight="bold" fo:background-color="#00b8ff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background-color="#00b8ff"/>
    </style:style>
    <style:style style:name="P7" style:family="paragraph" style:parent-style-name="Standard">
      <style:paragraph-properties fo:margin-left="0.4898in" fo:margin-right="0in" fo:text-indent="0in" style:auto-text-indent="false"/>
    </style:style>
    <style:style style:name="P8" style:family="paragraph" style:parent-style-name="Standard">
      <style:paragraph-properties fo:margin-left="0.4898in" fo:margin-right="0in" fo:text-indent="0in" style:auto-text-indent="false"/>
      <style:text-properties fo:color="#ff0000" fo:font-weight="bold" style:font-weight-asian="bold" style:font-weight-complex="bold"/>
    </style:style>
    <style:style style:name="P9" style:family="paragraph" style:parent-style-name="Standard">
      <style:paragraph-properties fo:margin-left="0.5in" fo:margin-right="0in" fo:text-indent="0in" style:auto-text-indent="false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fo:color="#4c1900" fo:font-size="14pt" fo:font-weight="bold" fo:background-color="#33cc66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.5in" fo:margin-right="0in" fo:text-indent="0in" style:auto-text-indent="false"/>
      <style:text-properties fo:color="#ff0000" fo:font-weight="bold" style:font-weight-asian="bold" style:font-weight-complex="bold"/>
    </style:style>
    <style:style style:name="P12" style:family="paragraph" style:parent-style-name="Standard">
      <style:paragraph-properties fo:margin-left="0.5in" fo:margin-right="0in" fo:text-indent="0in" style:auto-text-indent="false"/>
      <style:text-properties fo:color="#ff0000" fo:font-weight="normal" style:font-weight-asian="normal" style:font-weight-complex="normal"/>
    </style:style>
    <style:style style:name="P13" style:family="paragraph" style:parent-style-name="Standard">
      <style:paragraph-properties fo:margin-left="0.5in" fo:margin-right="0in" fo:text-indent="0in" style:auto-text-indent="false"/>
      <style:text-properties fo:color="#000000" fo:font-weight="bold" style:font-weight-asian="bold" style:font-weight-complex="bold"/>
    </style:style>
    <style:style style:name="P14" style:family="paragraph" style:parent-style-name="Standard">
      <style:paragraph-properties fo:margin-left="0in" fo:margin-right="0in" fo:text-indent="0in" style:auto-text-indent="false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color="#ff0000" fo:font-weight="bold" style:font-weight-asian="bold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color="#000000" fo:font-weight="normal" style:font-weight-asian="normal" style:font-weight-complex="normal"/>
    </style:style>
    <style:style style:name="P17" style:family="paragraph" style:parent-style-name="Standard">
      <style:paragraph-properties fo:margin-left="0.5102in" fo:margin-right="0in" fo:text-indent="0in" style:auto-text-indent="false"/>
      <style:text-properties fo:color="#ff0000" fo:font-weight="bold" style:font-weight-asian="bold" style:font-weight-complex="bold"/>
    </style:style>
    <style:style style:name="P18" style:family="paragraph" style:parent-style-name="Standard">
      <style:paragraph-properties fo:margin-left="0.5102in" fo:margin-right="0in" fo:text-indent="0in" style:auto-text-indent="false"/>
      <style:text-properties fo:color="#000000" fo:font-weight="normal" fo:background-color="#00b8ff" style:font-weight-asian="normal" style:font-weight-complex="normal"/>
    </style:style>
    <style:style style:name="P19" style:family="paragraph" style:parent-style-name="Standard">
      <style:paragraph-properties fo:margin-left="1.0102in" fo:margin-right="0in" fo:text-indent="0in" style:auto-text-indent="false"/>
    </style:style>
    <style:style style:name="P20" style:family="paragraph" style:parent-style-name="Standard">
      <style:paragraph-properties fo:margin-left="1.0102in" fo:margin-right="0in" fo:text-indent="0in" style:auto-text-indent="false"/>
      <style:text-properties fo:color="#ff0000" fo:font-weight="bold" style:font-weight-asian="bold" style:font-weight-complex="bold"/>
    </style:style>
    <style:style style:name="P21" style:family="paragraph" style:parent-style-name="Standard">
      <style:paragraph-properties fo:margin-left="1.0102in" fo:margin-right="0in" fo:text-indent="0in" style:auto-text-indent="false"/>
      <style:text-properties fo:color="#000000" fo:font-weight="bold" style:font-weight-asian="bold" style:font-weight-complex="bold"/>
    </style:style>
    <style:style style:name="P22" style:family="paragraph" style:parent-style-name="Standard">
      <style:paragraph-properties fo:margin-left="1.0102in" fo:margin-right="0in" fo:text-indent="0in" style:auto-text-indent="false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Standard">
      <style:paragraph-properties fo:margin-left="1.0209in" fo:margin-right="0in" fo:text-indent="0in" style:auto-text-indent="false"/>
    </style:style>
    <style:style style:name="P24" style:family="paragraph" style:parent-style-name="Standard">
      <style:paragraph-properties fo:margin-left="1.0209in" fo:margin-right="0in" fo:text-indent="0in" style:auto-text-indent="false"/>
      <style:text-properties fo:color="#000000" fo:font-weight="normal" style:font-weight-asian="normal" style:font-weight-complex="normal"/>
    </style:style>
    <style:style style:name="P25" style:family="paragraph" style:parent-style-name="Standard">
      <style:paragraph-properties fo:margin-left="1.0209in" fo:margin-right="0in" fo:text-indent="0in" style:auto-text-indent="false"/>
      <style:text-properties fo:color="#ff0000" fo:font-weight="bold" style:font-weight-asian="bold" style:font-weight-complex="bold"/>
    </style:style>
    <style:style style:name="P26" style:family="paragraph" style:parent-style-name="Standard">
      <style:paragraph-properties fo:margin-left="0.5209in" fo:margin-right="0in" fo:text-indent="0in" style:auto-text-indent="false"/>
      <style:text-properties fo:color="#ff0000" fo:font-weight="bold" style:font-weight-asian="bold" style:font-weight-complex="bold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0000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" style:family="text">
      <style:text-properties fo:color="#000000" fo:font-weight="bold" fo:background-color="#00b8ff" style:font-weight-asian="bold" style:font-weight-complex="bold"/>
    </style:style>
    <style:style style:name="T4" style:family="text">
      <style:text-properties fo:color="#000000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Sciex_core: <text:s/>Routines for processing wiff data</text:p>
      <text:p text:style-name="Standard">By Scott Ficarro</text:p>
      <text:p text:style-name="Standard">Last revision: 2012-01-27</text:p>
      <text:p text:style-name="Standard"/>
      <text:p text:style-name="Standard"/>
      <text:p text:style-name="P5">Foreword about ABSciex MS DataConverter Locus</text:p>
      <text:p text:style-name="P14">“Locus:1.1.1.5979.25”</text:p>
      <text:p text:style-name="P14">When interacting with C# COM Object,</text:p>
      <text:p text:style-name="P14">Both <text:span text:style-name="T2">Scan and Experiment need to be decremented by one!</text:span></text:p>
      <text:p text:style-name="Standard"/>
      <text:p text:style-name="P2">Annotate multiplierz sheet with retention times</text:p>
      <text:p text:style-name="P8">retrieve_retention_times(filename, sheetname)</text:p>
      <text:p text:style-name="P7"/>
      <text:p text:style-name="P7">Given ABSciex MSData Converter format of “Locus:1.1.1.5979.25” in the spectrum description of a multiplierz sheet, retrieves the retention time of each scan using the C# COM Object mzWiff</text:p>
      <text:p text:style-name="P7"/>
      <text:p text:style-name="P7">ob = comtypes.client.CreateObject("{2C4ECDA2-E794-406F-B171-E284A9B75AF8}")</text:p>
      <text:p text:style-name="P7">rt = ob.getRTfromScan(scan)</text:p>
      <text:p text:style-name="P7"/>
      <text:p text:style-name="P7"/>
      <text:p text:style-name="P2">Intact Protein Work</text:p>
      <text:p text:style-name="P8">derive_intact_recal(calfile)</text:p>
      <text:p text:style-name="P7"/>
      <text:p text:style-name="P7">Make an xls file with sheetname calibration. <text:s/>Have columns Observed and Theoretical.</text:p>
      <text:p text:style-name="P7"/>
      <text:p text:style-name="P7">Does least squares fit.</text:p>
      <text:p text:style-name="P7"/>
      <text:p text:style-name="P7">return slope, intercept</text:p>
      <text:p text:style-name="P7"/>
      <text:p text:style-name="P8">apply_intact_recal(file, slope, intercept)</text:p>
      <text:p text:style-name="P7"/>
      <text:p text:style-name="P7">file = name of text file with mz, int, rel int (from analyst data list)</text:p>
      <text:p text:style-name="P7">slope, intercept = values from derive_intact_recal.</text:p>
      <text:p text:style-name="P7"/>
      <text:p text:style-name="Standard"/>
      <text:p text:style-name="P2">Recalibrating .wiff Data</text:p>
      <text:p text:style-name="Standard"/>
      <text:p text:style-name="P9">Step 1: Search data with open tolerances. <text:s/>Download multiplierz excel sheet. <text:s/>Make sure it has the header worksheet.</text:p>
      <text:p text:style-name="P9"/>
      <text:p text:style-name="P9">Warning – not compatible with N-term modifications!! <text:s/>If you search with variable acetylation, create a new sheet “No Ac” without these modifications</text:p>
      <text:p text:style-name="P9"/>
      <text:p text:style-name="P9">Step 2: Generate the CAL.txt file. <text:s/>This is a simple text file containing the slope in the first line, and the intercept as the second line.</text:p>
      <text:p text:style-name="P9"/>
      <text:p text:style-name="P9"><text:soft-page-break/>This can be all done in PythonWin</text:p>
      <text:p text:style-name="P9">C:\Python26\Lib\site-packages\pythonwin</text:p>
      <text:p text:style-name="P9"/>
      <text:p text:style-name="P9"><text:tab/><text:span text:style-name="T1">Import ABSciex_core</text:span></text:p>
      <text:p text:style-name="P9"/>
      <text:p text:style-name="P21">file = r'\\glu\MS_Data_02\Feng\1D\1119_mou_1.mgf.xls'</text:p>
      <text:p text:style-name="P20"/>
      <text:p text:style-name="P20">write_MS_calibration(filename, sheetname="Data", calname=False, MS2=False, MS2_tol=0.25, mzcutoff = 1000, export = False)</text:p>
      <text:p text:style-name="P20"/>
      <text:p text:style-name="P21">ABSciex_core.write_MS_calibration(file, 'No Ac', True, True)</text:p>
      <text:p text:style-name="P22">Example for using m/z cutoff for MS2 data:</text:p>
      <text:p text:style-name="P21">ABSciex_core.write_MS_calibration(file, 'No Ac', True, True, 0.25, 1000)</text:p>
      <text:p text:style-name="P19"/>
      <text:p text:style-name="P19">Set calname to true to base calname on the filename. <text:s/>Set MS2 to True if recalibrating MS2 spectra with separate slope-intercept. <text:s/>MS2_tol is the tolerance used to identify fragment ions (theoretical-experimental), mzcutoff is the maximum mass used in the recalibration. <text:s/>Export, if true, will export a table of theoretical vs. experimental for every point used in the fit.</text:p>
      <text:p text:style-name="P9"/>
      <text:p text:style-name="P9"><text:tab/>This will generate a sub mgf first. <text:s/>The sub-mgf is a subset of the original mgf, containing only ID's with score &gt; 60.</text:p>
      <text:p text:style-name="P9"/>
      <text:p text:style-name="P23">Step 3: From the original mgf, generate a recalibrated mgf. <text:s/>Use slope, intercept from CAL.txt</text:p>
      <text:p text:style-name="P23"/>
      <text:p text:style-name="P25">ABSciex_core.recalibrate_mgf_from_file(mgf_file, cal_file, ms2=True)</text:p>
      <text:p text:style-name="P23"/>
      <text:p text:style-name="P23">This replaces the earlier function to read cal file directly. <text:s/>Old version:</text:p>
      <text:p text:style-name="P23"/>
      <text:p text:style-name="P25">ABSciex_core.recalibrate_mgf(file_name, ms_slope, ms_intercept, ms2=false, ms2slope, ms2intercept)</text:p>
      <text:p text:style-name="P25"/>
      <text:p text:style-name="P24">Warning... large files can cause a memory error, when this happens, use the recalibrate large mgf function, which writes to the mgf in append mode every 100,000 scans.</text:p>
      <text:p text:style-name="P25"/>
      <text:p text:style-name="P25">ABSciex_core.recalibrate_large_mgf(file_name, ms_slope, ms_intercept, ms2=False, ms2slope=0, ms2intercept=0)</text:p>
      <text:p text:style-name="P25"/>
      <text:p text:style-name="P24">An example using ms2 calibration according to a separate slope, intercept: <text:s/></text:p>
      <text:p text:style-name="P24">ABSciex_core.recalibrate_large_mgf(file[:-4], -0.000329212448039, 0.0544334328015, True, -0.000306209106103, 0.0470940591415)</text:p>
      <text:p text:style-name="P25"/>
      <text:p text:style-name="P14"><text:span text:style-name="T1"><text:tab/></text:span><text:span text:style-name="T3">Helper Functions</text:span></text:p>
      <text:p text:style-name="P15"><text:tab/>locus_dict = create_locus_dict(mgf_data)</text:p>
      <text:p text:style-name="P14"><text:span text:style-name="T1"><text:tab/></text:span><text:span text:style-name="T4">Query lookup did not appear to work correctly. <text:s/>Workaround: use locus lookup: <text:s/></text:span></text:p>
      <text:p text:style-name="P16"><text:tab/>mgf_data = mascot.parse_mgf(filename[:-4])</text:p>
      <text:p text:style-name="P16"><text:tab/>locus_dict = create_locus_dict(mgf_data)</text:p>
      <text:p text:style-name="P16"><text:tab/>For reading sheet:</text:p>
      <text:p text:style-name="P16"><text:soft-page-break/><text:tab/>desc = row['Spectrum Description'].split(':')[1].strip()</text:p>
      <text:p text:style-name="P16"><text:tab/>scan = locus_dict[desc]</text:p>
      <text:p text:style-name="P16"><text:s text:c="12"/>title = scan['TITLE']</text:p>
      <text:p text:style-name="P16"/>
      <text:p text:style-name="P15"><text:tab/>get_peak_intensity(peak_list, mz_look_for, tolerance = 0.5)</text:p>
      <text:p text:style-name="P16"><text:tab/>Peak list should be list of (mz, inten)</text:p>
      <text:p text:style-name="P16"><text:tab/>returns max (mz,inten)</text:p>
      <text:p text:style-name="P15"/>
      <text:p text:style-name="P15"/>
      <text:p text:style-name="P15"/>
      <text:p text:style-name="P11"/>
      <text:p text:style-name="P10">Individual calibration functions</text:p>
      <text:p text:style-name="P26">For PolyMS2:</text:p>
      <text:p text:style-name="P26">slope, intercept, r2, [z, error, 0]=derive_MS_calibration(filename, sheetname, MS2recal=False, plot=False, sub = False, MS1=True)</text:p>
      <text:p text:style-name="Standard"><text:tab/></text:p>
      <text:p text:style-name="P8">Old routine:</text:p>
      <text:p text:style-name="P8">slope, intercept, r2, [ms2slope, ms2intercept, ms2r2]=derive_MS_calibration(filename, sheetname, MS2recal=False, plot=False, sub = False, MS1=True)</text:p>
      <text:p text:style-name="P7"/>
      <text:p text:style-name="P9">Give it multiplierz sheet and sheetname and it will derive slope intercept for MS1 scans and if specifed, MS2 scans.</text:p>
      <text:p text:style-name="P7"/>
      <text:p text:style-name="P7">New function does quadratic fit on MS2 data. <text:s/>In addition, only proline cleavges &gt; 100 counts are used for the MS2 calibration.</text:p>
      <text:p text:style-name="P7"/>
      <text:p text:style-name="P9">For MS1 only recalibration returns:</text:p>
      <text:p text:style-name="P9">slope, intercept, r2</text:p>
      <text:p text:style-name="P9"/>
      <text:p text:style-name="P9">For MS2 recalibration returns:</text:p>
      <text:p text:style-name="P9">slope, intercept, r2, z, error, 0 (0 to keep 6 returns for previous script compatibility).</text:p>
      <text:p text:style-name="P9">Z = array of a, b, c for ax2 + bx + c.</text:p>
      <text:p text:style-name="P9">error is the poly1D function, evaluate error(mz) to return the error associated with the mz value; calibrated mz = mz + error</text:p>
      <text:p text:style-name="P9"/>
      <text:p text:style-name="P9">Saves pylab plots of errors vs. mz and histograms of errors to same directory.</text:p>
      <text:p text:style-name="P9"/>
      <text:p text:style-name="P13"/>
      <text:p text:style-name="P12"/>
      <text:p text:style-name="Standard"/>
      <text:p text:style-name="P2">Centroiding data</text:p>
      <text:p text:style-name="P3"><text:tab/>centroid(spectrum, eliminate_noise = True, step_length = 0.025, peak_min=3)</text:p>
      <text:p text:style-name="Standard"/>
      <text:p text:style-name="Standard"><text:tab/>Takes profile data and returns a centroided spectrum</text:p>
      <text:p text:style-name="Standard"><text:tab/>Eliminate noise removes peaks at the level of the noise.</text:p>
      <text:p text:style-name="Standard"><text:tab/><text:tab/>The noise = min value of intensity in spectrum array</text:p>
      <text:p text:style-name="Standard"><text:tab/>Step_length = maximum delta for grouping peaks</text:p>
      <text:p text:style-name="Standard"><text:tab/>Peak_min=minimum number of points in group to drop a centroid</text:p>
      <text:p text:style-name="Standard"><text:soft-page-break/></text:p>
      <text:p text:style-name="P2">SQL</text:p>
      <text:p text:style-name="P3"><text:tab/>centroid_wiff_file_to_sql(wiffname, recal_slope=0, recal_intercept=0, sample = 0)</text:p>
      <text:p text:style-name="Standard"/>
      <text:p text:style-name="Standard"><text:tab/>Takes every wiff MS scan, centroids, and dumps into SQL database. <text:s/>Makes index on scan.</text:p>
      <text:p text:style-name="Standard"/>
      <text:p text:style-name="P2">SILAC Data</text:p>
      <text:p text:style-name="P3"><text:tab/>derive_SILAC_ratios(filename, sheetname = "Data", database_name = '')</text:p>
      <text:p text:style-name="Standard"/>
      <text:p text:style-name="Standard"><text:tab/>Step 1: use centroid_wiff_file_to_sql to make database of recalibrated, centroided wiff data</text:p>
      <text:p text:style-name="Standard"><text:tab/>Step 2: derive_SILAC_ratios</text:p>
      <text:p text:style-name="Standard"/>
      <text:p text:style-name="P9">Tolerances hard coded at 0.05 Da. <text:s/>Uses first fetched value from database (but being centroided, this should not be an issue.)</text:p>
      <text:p text:style-name="P9"/>
      <text:p text:style-name="P2">iTRAQ Data</text:p>
      <text:p text:style-name="P17">extract_iTRAQ_intensities(filename, sheetname = "Data", wiffname = '', cal_file = '', sample = 0, plex='iTRAQ4plex', correct_reps = True)</text:p>
      <text:p text:style-name="Standard"/>
      <text:p text:style-name="Standard">Populates xls file with reporter ion intensities. <text:s/>Requires ABSciex MSData converter format. <text:s/>Requires C# COM Object. <text:s/>Currently 'iTRAQ4plex' and 'iTRAQ8plex' are supported.</text:p>
      <text:p text:style-name="Standard"/>
      <text:p text:style-name="P6">Derive and apply correction factor functions are in mz_core</text:p>
      <text:p text:style-name="P4">reps, cf = derive_CF(filename, sheetname, labels='i4', type='summed', all_non_zero=True)</text:p>
      <text:p text:style-name="P4"/>
      <text:p text:style-name="P18">Currently supports i4 and i8 for iTRAQ 4 plex or 8 plex, respectively. <text:s/>Should have xls sheet after running combine peptides (makes Summed 114, etc and Max 114, etc.). <text:s/>This is specified as type, i.e. summed looks for Summed 114. <text:s/>Returns raw summed reporters and calculated correction factors.</text:p>
      <text:p text:style-name="P18"/>
      <text:p text:style-name="P4">apply_CF(filename, sheetname, cf, type='summed')</text:p>
      <text:p text:style-name="P4"/>
      <text:p text:style-name="P18">Currently supports i4 and i8 for iTRAQ 4 plex or 8 plex, respectively. <text:s/>Should have xls sheet after running combine peptides (makes Summed 114, etc and Max 114, etc.). <text:s/>This is specified as type, i.e. summed looks for Summed 114. <text:s/>cf should be a list containing all correction factors to be applied.</text:p>
      <text:p text:style-name="Standard"/>
      <text:p text:style-name="Standard"/>
      <text:p text:style-name="Standard">correction_matrix = build_correction_matrix(plex='iTRAQ4plex')</text:p>
      <text:p text:style-name="Standard"/>
      <text:p text:style-name="Standard">v_list = correct(reps, correction_matrix)</text:p>
      <text:p text:style-name="Standard"/>
      <text:p text:style-name="Standard">calibrate_poly_mz</text:p>
      <text:p text:style-name="Standard"/>
      <text:p text:style-name="Standard">calibrate_poly_spectrum</text:p>
      <text:p text:style-name="Standard"/>
      <text:p text:style-name="Standard">read_cal_file</text:p>
      <text:p text:style-name="Standard"/>
      <text:p text:style-name="Standard"><text:soft-page-break/>recalibrate_mgf_from_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4T16:12:32.88</meta:creation-date>
    <dc:date>2012-11-04T19:39:10.75</dc:date>
    <meta:editing-duration>P55DT17H49M21S</meta:editing-duration>
    <meta:editing-cycles>40</meta:editing-cycles>
    <meta:generator>OpenOffice.org/3.4.1$Win32 OpenOffice.org_project/341m1$Build-9593</meta:generator>
    <meta:document-statistic meta:table-count="0" meta:image-count="0" meta:object-count="0" meta:page-count="5" meta:paragraph-count="98" meta:word-count="904" meta:character-count="6765"/>
  </office:meta>
</office:document-meta>
</file>